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3">
  <office:scripts/>
  <office:font-face-decls>
    <style:font-face style:name="Arial" svg:font-family="Arial"/>
    <style:font-face style:font-pitch="variable" style:name="Arial1" svg:font-family="Arial"/>
    <style:font-face style:font-family-generic="system" style:font-pitch="variable" style:name="DejaVu Sans" svg:font-family="'DejaVu Sans'"/>
    <style:font-face style:font-family-generic="roman" style:font-pitch="variable" style:name="Liberation Sans" svg:font-family="'Liberation Sans'"/>
    <style:font-face style:font-pitch="variable" style:name="Liberation Sans1" svg:font-family="'Liberation Sans'"/>
    <style:font-face style:font-family-generic="roman" style:font-pitch="variable" style:name="Liberation Serif" svg:font-family="'Liberation Serif'"/>
    <style:font-face style:font-family-generic="system" style:font-pitch="variable" style:name="Lohit Devanagari" svg:font-family="'Lohit Devanagari'"/>
    <style:font-face style:font-family-generic="roman" style:font-pitch="variable" style:name="Noto Sans" svg:font-family="'Noto Sans'"/>
    <style:font-face style:font-family-generic="system" style:font-pitch="variable" style:name="Noto Sans CJK SC" svg:font-family="'Noto Sans CJK SC'"/>
    <style:font-face style:font-pitch="variable" style:name="Noto Sans CJK SC1" svg:font-family="'Noto Sans CJK SC'"/>
    <style:font-face style:name="Noto Sans CJK SC2" svg:font-family="'Noto Sans CJK SC'"/>
  </office:font-face-decls>
  <office:automatic-styles>
    <style:style style:family="drawing-page" style:name="dp1">
      <style:drawing-page-properties presentation:background-objects-visible="true" presentation:background-visible="true" presentation:display-date-time="false" presentation:display-footer="false" presentation:display-page-number="false"/>
    </style:style>
    <style:style style:family="drawing-page" style:name="dp2">
      <style:drawing-page-properties presentation:display-date-time="true" presentation:display-footer="true" presentation:display-header="true" presentation:display-page-number="false"/>
    </style:style>
    <style:style style:family="graphic" style:name="gr1">
      <style:graphic-properties style:protect="size"/>
    </style:style>
    <style:style style:family="presentation" style:name="pr1" style:parent-style-name="Title_20_Slide-title">
      <style:graphic-properties draw:auto-grow-height="false" draw:fill="none" draw:fit-to-size="false" draw:stroke="none" draw:textarea-vertical-align="middle" fo:min-height="2.63cm" fo:padding-bottom="0cm" fo:padding-left="0cm" fo:padding-right="0cm" fo:padding-top="0cm" fo:wrap-option="wrap" style:shrink-to-fit="false" svg:stroke-width="0cm"/>
      <style:paragraph-properties style:writing-mode="lr-tb"/>
    </style:style>
    <style:style style:family="presentation" style:name="pr2" style:parent-style-name="Title_20_Slide-subtitle">
      <style:graphic-properties draw:auto-grow-height="false" draw:fill="none" draw:fill-color="#ffffff" draw:fit-to-size="false" draw:stroke="none" draw:textarea-vertical-align="middle" fo:min-height="9.136cm" fo:padding-bottom="0cm" fo:padding-left="0cm" fo:padding-right="0cm" fo:padding-top="0cm" fo:wrap-option="wrap" style:shrink-to-fit="false" svg:stroke-width="0cm"/>
      <style:paragraph-properties style:writing-mode="lr-tb"/>
    </style:style>
    <style:style style:family="presentation" style:name="pr3" style:parent-style-name="Title_20_Slide-notes">
      <style:graphic-properties draw:fill-color="#ffffff" fo:min-height="13.364cm"/>
      <style:paragraph-properties style:writing-mode="lr-tb"/>
    </style:style>
    <style:style style:family="presentation" style:name="pr4" style:parent-style-name="Title_2c__20_Content-title">
      <style:graphic-properties draw:auto-grow-height="false" draw:fill="none" draw:fit-to-size="false" draw:stroke="none" draw:textarea-vertical-align="middle" fo:min-height="2.63cm" fo:padding-bottom="0cm" fo:padding-left="0cm" fo:padding-right="0cm" fo:padding-top="0cm" fo:wrap-option="wrap" style:shrink-to-fit="false" svg:stroke-width="0cm"/>
      <style:paragraph-properties style:writing-mode="lr-tb"/>
    </style:style>
    <style:style style:family="presentation" style:name="pr5" style:parent-style-name="Title_2c__20_Content-outline1">
      <style:graphic-properties draw:auto-grow-height="false" draw:fill="none" draw:fit-to-size="false" draw:stroke="none" draw:textarea-vertical-align="top" fo:min-height="8.885cm" fo:padding-bottom="0cm" fo:padding-left="0cm" fo:padding-right="0cm" fo:padding-top="0cm" fo:wrap-option="wrap" style:shrink-to-fit="true" svg:stroke-width="0cm"/>
      <style:paragraph-properties style:writing-mode="lr-tb"/>
    </style:style>
    <style:style style:family="presentation" style:name="pr6" style:parent-style-name="Title_2c__20_Content-notes">
      <style:graphic-properties draw:fill-color="#ffffff" fo:min-height="13.364cm"/>
      <style:paragraph-properties style:writing-mode="lr-tb"/>
    </style:style>
    <style:style style:family="paragraph" style:name="P1">
      <style:paragraph-properties fo:line-height="100%" fo:margin-bottom="0cm" fo:margin-top="0cm" fo:text-align="center"/>
    </style:style>
    <style:style style:family="paragraph" style:name="P2">
      <loext:graphic-properties draw:fill="none"/>
      <style:paragraph-properties fo:text-align="center" style:font-independent-line-spacing="true"/>
      <style:text-properties fo:font-size="18pt"/>
    </style:style>
    <style:style style:family="paragraph" style:name="P3">
      <loext:graphic-properties draw:fill="none" draw:fill-color="#ffffff"/>
      <style:paragraph-properties fo:text-align="center" style:font-independent-line-spacing="true"/>
      <style:text-properties fo:font-size="18pt"/>
    </style:style>
    <style:style style:family="paragraph" style:name="P4">
      <loext:graphic-properties draw:fill-color="#ffffff"/>
    </style:style>
    <style:style style:family="paragraph" style:name="P5">
      <style:paragraph-properties fo:line-height="100%" fo:margin-bottom="0cm" fo:margin-top="0.5cm" fo:text-align="center"/>
    </style:style>
    <style:style style:family="text" style:name="T1">
      <style:text-properties fo:background-color="transparent" fo:country="FR" fo:font-size="44pt" fo:font-style="normal" fo:font-variant="normal" fo:font-weight="normal" fo:language="fr" fo:letter-spacing="normal" fo:text-transform="none" style:font-name="Arial" style:font-size-asian="44pt" style:font-size-complex="44pt" style:font-style-asian="normal" style:font-style-complex="normal" style:font-weight-asian="normal" style:font-weight-complex="normal" style:text-line-through-style="none" style:text-line-through-type="none" style:text-position="0% 100%" style:text-underline-style="none"/>
    </style:style>
    <style:style style:family="text" style:name="T2">
      <style:text-properties fo:background-color="transparent" fo:country="FR" fo:font-size="32pt" fo:font-style="normal" fo:font-variant="normal" fo:font-weight="normal" fo:language="fr" fo:letter-spacing="normal" fo:text-transform="none" style:font-name="Arial" style:font-name-asian="Noto Sans CJK SC2" style:font-size-asian="32pt" style:font-size-complex="32pt" style:font-style-asian="normal" style:font-style-complex="normal" style:font-weight-asian="normal" style:font-weight-complex="normal" style:text-line-through-style="none" style:text-line-through-type="none" style:text-position="0% 100%" style:text-underline-style="none"/>
    </style:style>
    <text:list-style style:name="L1">
      <text:list-level-style-bullet text:bullet-char="●" text:level="1">
        <style:list-level-properties text:min-label-width="0.6cm"/>
        <style:text-properties fo:font-family="StarSymbol" fo:font-size="100%"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text:list-style style:name="L2">
      <text:list-level-style-bullet text:bullet-char="●" text:level="1">
        <style:list-level-properties text:min-label-width="0.6cm"/>
        <style:text-properties fo:font-family="StarSymbol" fo:font-size="100%"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text:list-style style:name="L3">
      <text:list-level-style-bullet text:bullet-char="●" text:level="1">
        <style:list-level-properties text:min-label-width="0.9cm" text:space-before="0.3cm"/>
        <style:text-properties fo:font-family="StarSymbol" fo:font-size="100%" style:use-window-font-color="true"/>
      </text:list-level-style-bullet>
      <text:list-level-style-bullet text:bullet-char="–" text:level="2">
        <style:list-level-properties text:min-label-width="0.9cm" text:space-before="1.5cm"/>
        <style:text-properties fo:font-family="StarSymbol" fo:font-size="75%" style:use-window-font-color="true"/>
      </text:list-level-style-bullet>
      <text:list-level-style-bullet text:bullet-char="●" text:level="3">
        <style:list-level-properties text:min-label-width="0.8cm" text:space-before="2.8cm"/>
        <style:text-properties fo:font-family="StarSymbol" fo:font-size="45%" style:use-window-font-color="true"/>
      </text:list-level-style-bullet>
      <text:list-level-style-bullet text:bullet-char="–" text:level="4">
        <style:list-level-properties text:min-label-width="0.6cm" text:space-before="4.2cm"/>
        <style:text-properties fo:font-family="StarSymbol" fo:font-size="75%" style:use-window-font-color="true"/>
      </text:list-level-style-bullet>
      <text:list-level-style-bullet text:bullet-char="●" text:level="5">
        <style:list-level-properties text:min-label-width="0.6cm" text:space-before="5.4cm"/>
        <style:text-properties fo:font-family="StarSymbol" fo:font-size="45%" style:use-window-font-color="true"/>
      </text:list-level-style-bullet>
      <text:list-level-style-bullet text:bullet-char="●" text:level="6">
        <style:list-level-properties text:min-label-width="0.6cm" text:space-before="6.6cm"/>
        <style:text-properties fo:font-family="StarSymbol" fo:font-size="45%" style:use-window-font-color="true"/>
      </text:list-level-style-bullet>
      <text:list-level-style-bullet text:bullet-char="●" text:level="7">
        <style:list-level-properties text:min-label-width="0.6cm" text:space-before="7.8cm"/>
        <style:text-properties fo:font-family="StarSymbol" fo:font-size="45%" style:use-window-font-color="true"/>
      </text:list-level-style-bullet>
      <text:list-level-style-bullet text:bullet-char="●" text:level="8">
        <style:list-level-properties text:min-label-width="0.6cm" text:space-before="9cm"/>
        <style:text-properties fo:font-family="StarSymbol" fo:font-size="45%" style:use-window-font-color="true"/>
      </text:list-level-style-bullet>
      <text:list-level-style-bullet text:bullet-char="●" text:level="9">
        <style:list-level-properties text:min-label-width="0.6cm" text:space-before="10.2cm"/>
        <style:text-properties fo:font-family="StarSymbol" fo:font-size="45%" style:use-window-font-color="true"/>
      </text:list-level-style-bullet>
      <text:list-level-style-bullet text:bullet-char="●" text:level="10">
        <style:list-level-properties text:min-label-width="0.6cm" text:space-before="11.4cm"/>
        <style:text-properties fo:font-family="StarSymbol" fo:font-size="45%" style:use-window-font-color="true"/>
      </text:list-level-style-bullet>
    </text:list-style>
  </office:automatic-styles>
  <office:body>
    <office:presentation>
      <draw:page draw:master-page-name="Title_20_Slide" draw:name="First page" draw:style-name="dp1" presentation:presentation-page-layout-name="AL1T1">
        <draw:frame draw:layer="layout" draw:name="PlaceHolder 1" draw:text-style-name="P2" presentation:class="title" presentation:style-name="pr1" presentation:user-transformed="true" svg:height="2.628cm" svg:width="25.198cm" svg:x="1.4cm" svg:y="0.628cm">
          <draw:text-box>
            <text:p text:style-name="P1"><text:span text:style-name="T1">Première page</text:span></text:p>
          </draw:text-box>
        </draw:frame>
        <draw:frame draw:layer="layout" draw:name="PlaceHolder 2" draw:text-style-name="P3" presentation:class="subtitle" presentation:style-name="pr2" presentation:user-transformed="true" svg:height="9.133cm" svg:width="25.198cm" svg:x="1.4cm" svg:y="3.685cm">
          <draw:text-box>
            <text:p text:style-name="P1"><text:span text:style-name="T2">API de Traduction Automatique gratuite et Open Source, entièrement auto-hostée. Contrairement aux autres API, il ne s'appuie pas sur des fournisseurs propriétaires tels que Google ou Azure pour effectuer des traductions. Au lieu de cela, son moteur de traduction est alimenté par la bibliothèque open source Argos Translate.</text:span></text:p>
          </draw:text-box>
        </draw:frame>
        <presentation:notes draw:style-name="dp2">
          <draw:page-thumbnail draw:layer="layout" draw:page-number="1" draw:style-name="gr1" presentation:class="page" svg:height="11.136cm" svg:width="19.798cm" svg:x="0.6cm" svg:y="2.257cm"/>
          <draw:frame draw:layer="layout" draw:text-style-name="P4" presentation:class="notes" presentation:placeholder="true" presentation:style-name="pr3" svg:height="13.364cm" svg:width="16.799cm" svg:x="2.1cm" svg:y="14.107cm">
            <draw:text-box/>
          </draw:frame>
        </presentation:notes>
      </draw:page>
      <draw:page draw:master-page-name="Title_2c__20_Content" draw:name="Second page" draw:style-name="dp1" presentation:presentation-page-layout-name="AL2T11">
        <draw:frame draw:layer="layout" draw:name="PlaceHolder 1" draw:text-style-name="P2" presentation:class="title" presentation:style-name="pr4" presentation:user-transformed="true" svg:height="2.628cm" svg:width="25.198cm" svg:x="1.4cm" svg:y="0.628cm">
          <draw:text-box>
            <text:p text:style-name="P1"><text:span text:style-name="T1">Deuxième page</text:span></text:p>
          </draw:text-box>
        </draw:frame>
        <draw:frame draw:layer="layout" draw:name="PlaceHolder 2" draw:text-style-name="P2" presentation:class="outline" presentation:style-name="pr5" presentation:user-transformed="true" svg:height="9.133cm" svg:width="25.198cm" svg:x="1.4cm" svg:y="4.485cm">
          <draw:text-box>
            <text:p text:style-name="P5"><text:span text:style-name="T2">API de Traduction Automatique gratuite et Open Source, entièrement auto-hostée. Contrairement aux autres API, il ne s'appuie pas sur des fournisseurs propriétaires tels que Google ou Azure pour effectuer des traductions. Au lieu de cela, son moteur de traduction est alimenté par la bibliothèque open source Argos Translate.</text:span></text:p>
          </draw:text-box>
        </draw:frame>
        <presentation:notes draw:style-name="dp2">
          <draw:page-thumbnail draw:layer="layout" draw:page-number="2" draw:style-name="gr1" presentation:class="page" svg:height="11.136cm" svg:width="19.798cm" svg:x="0.6cm" svg:y="2.257cm"/>
          <draw:frame draw:layer="layout" draw:text-style-name="P4" presentation:class="notes" presentation:placeholder="true" presentation:style-name="pr6" svg:height="13.364cm" svg:width="16.799cm" svg:x="2.1cm" svg:y="14.107cm">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backgroundobjects">
      <style:graphic-properties draw:stroke="none" draw:fill="none" draw:fill-color="#ffffff" draw:auto-grow-height="false" fo:min-height="1.485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c__20_Content-backgroundobjects">
      <style:graphic-properties draw:stroke="none" draw:fill="none" draw:fill-color="#ffffff" draw:auto-grow-height="false" fo:min-height="1.485cm"/>
      <style:paragraph-properties style:writing-mode="lr-tb"/>
    </style:style>
    <style:style style:name="Mpr4"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PlaceHolder 1" presentation:style-name="Title_20_Slide-title" draw:layer="backgroundobjects" svg:width="25.198cm" svg:height="2.628cm" svg:x="1.4cm" svg:y="0.628cm" presentation:class="title" presentation:placeholder="true" presentation:user-transformed="true">
        <draw:text-box/>
      </draw:frame>
      <draw:frame presentation:style-name="Title_20_Slide-outline1" draw:layer="backgroundobjects" svg:width="25.2cm" svg:height="9.135cm" svg:x="1.4cm" svg:y="3.685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c__20_Content" style:display-name="Title, Content" style:page-layout-name="PM1" draw:style-name="Mdp1">
      <draw:frame draw:name="PlaceHolder 1" presentation:style-name="Title_2c__20_Content-title" draw:layer="backgroundobjects" svg:width="25.198cm" svg:height="2.628cm" svg:x="1.4cm" svg:y="0.628cm" presentation:class="title" presentation:placeholder="true" presentation:user-transformed="true">
        <draw:text-box/>
      </draw:frame>
      <draw:frame draw:name="PlaceHolder 2" presentation:style-name="Title_2c__20_Content-outline1" draw:layer="backgroundobjects" svg:width="25.198cm" svg:height="9.133cm" svg:x="1.4cm" svg:y="3.685cm" presentation:class="outline" presentation:placeholder="true" presentation:user-transformed="true">
        <draw:text-box/>
      </draw:frame>
      <presentation:notes style:page-layout-name="PM0">
        <draw:page-thumbnail presentation:style-name="Title_2c__20_Content-title" draw:layer="backgroundobjects" svg:width="19.797cm" svg:height="11.136cm" svg:x="0.601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0-16T14:12:00</meta:creation-date>
    <dc:language>fr-FR</dc:language>
    <dc:date>2021-10-16T14:13:10</dc:date>
    <meta:editing-cycles>1</meta:editing-cycles>
    <meta:editing-duration>PT1M</meta:editing-duration>
    <meta:generator>LibreOffice/7.2.1.2$Linux_X86_64 LibreOffice_project/20$Build-2</meta:generator>
    <meta:document-statistic meta:object-count="34"/>
    <meta:user-defined meta:name="AppVersion">15.0000</meta:user-defined>
  </office:meta>
</office:document-meta>
</file>